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empe_Fjord">
            <text:p>Kempe_Fjord</text:p>
          </table:table-cell>
          <table:table-cell office:value-type="string" office:value="radiocarbon">
            <text:p>radiocarbon</text:p>
          </table:table-cell>
          <table:table-cell office:value-type="string" office:value="Lu-825">
            <text:p>Lu-825</text:p>
          </table:table-cell>
          <table:table-cell office:value-type="float" office:value="72.733">
            <text:p>72.733</text:p>
          </table:table-cell>
          <table:table-cell office:value-type="float" office:value="-25.083">
            <text:p>-25.083</text:p>
          </table:table-cell>
          <table:table-cell office:value-type="float" office:value="8270.0">
            <text:p>8270.0</text:p>
          </table:table-cell>
          <table:table-cell office:value-type="float" office:value="80.0">
            <text:p>80.0</text:p>
          </table:table-cell>
          <table:table-cell office:value-type="string" office:value="Mya truncata, Hiatella arctica, Macoma calcarea">
            <text:p>Mya truncata, Hiatella arctic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4.0">
            <text:p>24.0</text:p>
          </table:table-cell>
          <table:table-cell office:value-type="float" office:value="4.800000000000001">
            <text:p>4.800000000000001</text:p>
          </table:table-cell>
          <table:table-cell office:value-type="float" office:value="4.800000000000001">
            <text:p>4.800000000000001</text:p>
          </table:table-cell>
          <table:table-cell office:value-type="string" office:value="Hakansson1974,Hjort1979">
            <text:p>Hakansson1974,Hjort1979</text:p>
          </table:table-cell>
        </table:table-row>
        <table:table-row>
          <table:table-cell office:value-type="string" office:value="Kempe_Fjord">
            <text:p>Kempe_Fjord</text:p>
          </table:table-cell>
          <table:table-cell office:value-type="string" office:value="radiocarbon">
            <text:p>radiocarbon</text:p>
          </table:table-cell>
          <table:table-cell office:value-type="string" office:value="I-9104">
            <text:p>I-9104</text:p>
          </table:table-cell>
          <table:table-cell office:value-type="float" office:value="73.35">
            <text:p>73.35</text:p>
          </table:table-cell>
          <table:table-cell office:value-type="float" office:value="-26.467">
            <text:p>-26.467</text:p>
          </table:table-cell>
          <table:table-cell office:value-type="float" office:value="7767.0">
            <text:p>7767.0</text:p>
          </table:table-cell>
          <table:table-cell office:value-type="float" office:value="120.0">
            <text:p>120.0</text:p>
          </table:table-cell>
          <table:table-cell office:value-type="string" office:value="Mya truncata and Hiatella arctica">
            <text:p>Mya truncata and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6.5">
            <text:p>16.5</text:p>
          </table:table-cell>
          <table:table-cell office:value-type="float" office:value="3.3000000000000003">
            <text:p>3.3000000000000003</text:p>
          </table:table-cell>
          <table:table-cell office:value-type="float" office:value="3.3000000000000003">
            <text:p>3.3000000000000003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Kempe_Fjord">
            <text:p>Kempe_Fjord</text:p>
          </table:table-cell>
          <table:table-cell office:value-type="string" office:value="radiocarbon">
            <text:p>radiocarbon</text:p>
          </table:table-cell>
          <table:table-cell office:value-type="string" office:value="Lu-791">
            <text:p>Lu-791</text:p>
          </table:table-cell>
          <table:table-cell office:value-type="float" office:value="72.733">
            <text:p>72.733</text:p>
          </table:table-cell>
          <table:table-cell office:value-type="float" office:value="-25.083">
            <text:p>-25.083</text:p>
          </table:table-cell>
          <table:table-cell office:value-type="float" office:value="7970.0">
            <text:p>7970.0</text:p>
          </table:table-cell>
          <table:table-cell office:value-type="float" office:value="80.0">
            <text:p>80.0</text:p>
          </table:table-cell>
          <table:table-cell office:value-type="string" office:value="Mya truncata, Hiatella arctica, Macoma calcarea">
            <text:p>Mya truncata, Hiatella arctic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6.4">
            <text:p>6.4</text:p>
          </table:table-cell>
          <table:table-cell office:value-type="float" office:value="6.4">
            <text:p>6.4</text:p>
          </table:table-cell>
          <table:table-cell office:value-type="string" office:value="Hakansson1974">
            <text:p>Hakansson1974</text:p>
          </table:table-cell>
        </table:table-row>
        <table:table-row>
          <table:table-cell office:value-type="string" office:value="Kempe_Fjord">
            <text:p>Kempe_Fjord</text:p>
          </table:table-cell>
          <table:table-cell office:value-type="string" office:value="radiocarbon">
            <text:p>radiocarbon</text:p>
          </table:table-cell>
          <table:table-cell office:value-type="string" office:value="Lu-1070">
            <text:p>Lu-1070</text:p>
          </table:table-cell>
          <table:table-cell office:value-type="float" office:value="72.717">
            <text:p>72.717</text:p>
          </table:table-cell>
          <table:table-cell office:value-type="float" office:value="-26.833">
            <text:p>-26.833</text:p>
          </table:table-cell>
          <table:table-cell office:value-type="float" office:value="7530.0">
            <text:p>7530.0</text:p>
          </table:table-cell>
          <table:table-cell office:value-type="float" office:value="75.0">
            <text:p>7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kansson1976">
            <text:p>Hakansson1976</text:p>
          </table:table-cell>
        </table:table-row>
        <table:table-row>
          <table:table-cell office:value-type="string" office:value="Kempe_Fjord">
            <text:p>Kempe_Fjord</text:p>
          </table:table-cell>
          <table:table-cell office:value-type="string" office:value="radiocarbon">
            <text:p>radiocarbon</text:p>
          </table:table-cell>
          <table:table-cell office:value-type="string" office:value="Lu-608">
            <text:p>Lu-608</text:p>
          </table:table-cell>
          <table:table-cell office:value-type="float" office:value="72.917">
            <text:p>72.917</text:p>
          </table:table-cell>
          <table:table-cell office:value-type="float" office:value="-24.8">
            <text:p>-24.8</text:p>
          </table:table-cell>
          <table:table-cell office:value-type="float" office:value="8090.0">
            <text:p>8090.0</text:p>
          </table:table-cell>
          <table:table-cell office:value-type="float" office:value="80.0">
            <text:p>80.0</text:p>
          </table:table-cell>
          <table:table-cell office:value-type="string" office:value="Hiatella arctica, Mya truncata, Mytilus edulis">
            <text:p>Hiatella arctica, Mya truncata, Mytilus edu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2.0">
            <text:p>52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Hakansson1973,HjortFunder1974">
            <text:p>Hakansson1973,HjortFunder1974</text:p>
          </table:table-cell>
        </table:table-row>
        <table:table-row>
          <table:table-cell office:value-type="string" office:value="Kempe_Fjord">
            <text:p>Kempe_Fjord</text:p>
          </table:table-cell>
          <table:table-cell office:value-type="string" office:value="radiocarbon">
            <text:p>radiocarbon</text:p>
          </table:table-cell>
          <table:table-cell office:value-type="string" office:value="Lu-767">
            <text:p>Lu-767</text:p>
          </table:table-cell>
          <table:table-cell office:value-type="float" office:value="72.733">
            <text:p>72.733</text:p>
          </table:table-cell>
          <table:table-cell office:value-type="float" office:value="-26.167">
            <text:p>-26.167</text:p>
          </table:table-cell>
          <table:table-cell office:value-type="float" office:value="7860.0">
            <text:p>7860.0</text:p>
          </table:table-cell>
          <table:table-cell office:value-type="float" office:value="80.0">
            <text:p>8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4">
            <text:p>Hakansson1974</text:p>
          </table:table-cell>
        </table:table-row>
        <table:table-row>
          <table:table-cell office:value-type="string" office:value="Kempe_Fjord">
            <text:p>Kempe_Fjord</text:p>
          </table:table-cell>
          <table:table-cell office:value-type="string" office:value="radiocarbon">
            <text:p>radiocarbon</text:p>
          </table:table-cell>
          <table:table-cell office:value-type="string" office:value="Lu-648">
            <text:p>Lu-648</text:p>
          </table:table-cell>
          <table:table-cell office:value-type="float" office:value="72.567">
            <text:p>72.567</text:p>
          </table:table-cell>
          <table:table-cell office:value-type="float" office:value="-24.7">
            <text:p>-24.7</text:p>
          </table:table-cell>
          <table:table-cell office:value-type="float" office:value="8860.0">
            <text:p>8860.0</text:p>
          </table:table-cell>
          <table:table-cell office:value-type="float" office:value="90.0">
            <text:p>9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0.0">
            <text:p>5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Hakansson1973">
            <text:p>Hakansson1973</text:p>
          </table:table-cell>
        </table:table-row>
        <table:table-row>
          <table:table-cell office:value-type="string" office:value="Kempe_Fjord">
            <text:p>Kempe_Fjord</text:p>
          </table:table-cell>
          <table:table-cell office:value-type="string" office:value="radiocarbon">
            <text:p>radiocarbon</text:p>
          </table:table-cell>
          <table:table-cell office:value-type="string" office:value="Lu-765">
            <text:p>Lu-765</text:p>
          </table:table-cell>
          <table:table-cell office:value-type="float" office:value="72.917">
            <text:p>72.917</text:p>
          </table:table-cell>
          <table:table-cell office:value-type="float" office:value="-25.75">
            <text:p>-25.75</text:p>
          </table:table-cell>
          <table:table-cell office:value-type="float" office:value="7320.0">
            <text:p>7320.0</text:p>
          </table:table-cell>
          <table:table-cell office:value-type="float" office:value="75.0">
            <text:p>75.0</text:p>
          </table:table-cell>
          <table:table-cell office:value-type="string" office:value="Mya truncata, Hiatella arctica, Macoma calcarea, Clinocardium ciliatum, Mytilus edulis">
            <text:p>Mya truncata, Hiatella arctica, Macoma calcarea, Clinocardium ciliatum, Mytilus edu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akansson1974,HjortFunder1974">
            <text:p>Hakansson1974,HjortFunder1974</text:p>
          </table:table-cell>
        </table:table-row>
        <table:table-row>
          <table:table-cell office:value-type="string" office:value="Kempe_Fjord">
            <text:p>Kempe_Fjord</text:p>
          </table:table-cell>
          <table:table-cell office:value-type="string" office:value="radiocarbon">
            <text:p>radiocarbon</text:p>
          </table:table-cell>
          <table:table-cell office:value-type="string" office:value="Lu-711">
            <text:p>Lu-711</text:p>
          </table:table-cell>
          <table:table-cell office:value-type="float" office:value="72.6">
            <text:p>72.6</text:p>
          </table:table-cell>
          <table:table-cell office:value-type="float" office:value="-24.733">
            <text:p>-24.733</text:p>
          </table:table-cell>
          <table:table-cell office:value-type="float" office:value="8920.0">
            <text:p>8920.0</text:p>
          </table:table-cell>
          <table:table-cell office:value-type="float" office:value="85.0">
            <text:p>8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5.0">
            <text:p>8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Hakansson1974">
            <text:p>Hakansson1974</text:p>
          </table:table-cell>
        </table:table-row>
        <table:table-row>
          <table:table-cell office:value-type="string" office:value="Kempe_Fjord">
            <text:p>Kempe_Fjord</text:p>
          </table:table-cell>
          <table:table-cell office:value-type="string" office:value="radiocarbon">
            <text:p>radiocarbon</text:p>
          </table:table-cell>
          <table:table-cell office:value-type="string" office:value="Lu-713">
            <text:p>Lu-713</text:p>
          </table:table-cell>
          <table:table-cell office:value-type="float" office:value="72.6">
            <text:p>72.6</text:p>
          </table:table-cell>
          <table:table-cell office:value-type="float" office:value="-26.383">
            <text:p>-26.383</text:p>
          </table:table-cell>
          <table:table-cell office:value-type="float" office:value="7310.0">
            <text:p>7310.0</text:p>
          </table:table-cell>
          <table:table-cell office:value-type="float" office:value="85.0">
            <text:p>85.0</text:p>
          </table:table-cell>
          <table:table-cell office:value-type="string" office:value="Mya truncata, Hiatella arctica, Macoma calcarea">
            <text:p>Mya truncata, Hiatella arctic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6.0">
            <text:p>26.0</text:p>
          </table:table-cell>
          <table:table-cell office:value-type="float" office:value="5.2">
            <text:p>5.2</text:p>
          </table:table-cell>
          <table:table-cell office:value-type="float" office:value="5.2">
            <text:p>5.2</text:p>
          </table:table-cell>
          <table:table-cell office:value-type="string" office:value="Hakansson1974">
            <text:p>Hakansson19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